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64da" officeooo:paragraph-rsid="001764da"/>
    </style:style>
    <style:style style:name="P2" style:family="paragraph" style:parent-style-name="Standard" style:list-style-name="L1">
      <style:text-properties officeooo:rsid="001764da" officeooo:paragraph-rsid="001764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ssumptions:</text:p>
      <text:list xml:id="list51077904" text:style-name="L1">
        <text:list-item>
          <text:p text:style-name="P2">BFO Cards are contactless </text:p>
        </text:list-item>
        <text:list-item>
          <text:p text:style-name="P2">FCS Terminals can read BFO card chips</text:p>
        </text:list-item>
        <text:list-item>
          <text:p text:style-name="P2">BFO already has a physical place where they use their cards</text:p>
        </text:list-item>
        <text:list-item>
          <text:p text:style-name="P2">Every BFO owns only 1 card</text:p>
        </text:list-item>
        <text:list-item>
          <text:p text:style-name="P2">Every card identifies its ow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04:28.887000000</meta:creation-date>
    <dc:date>2018-09-12T16:33:36.548000000</dc:date>
    <meta:editing-duration>PT1H52M14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6" meta:word-count="39" meta:character-count="196" meta:non-whitespace-character-count="167"/>
  </office:meta>
</office:document-meta>
</file>